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9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2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color="#ffffff" style:font-name="Helvetica" fo:font-size="8pt" style:font-size-asian="8pt" style:font-size-complex="8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8" style:family="paragraph">
      <style:text-properties style:font-name="Helvetica" fo:font-size="8pt" style:font-size-asian="8pt" style:font-size-complex="8pt"/>
    </style:style>
    <style:style style:name="P19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1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2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27" style:family="paragraph">
      <style:paragraph-properties fo:text-align="center"/>
      <style:text-properties fo:font-size="16pt" style:font-size-asian="16pt" style:font-size-complex="16pt"/>
    </style:style>
    <style:style style:name="P28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29" style:family="paragraph">
      <style:text-properties fo:font-weight="normal" style:font-weight-asian="normal" style:font-weight-complex="normal"/>
    </style:style>
    <style:style style:name="P30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6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9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ffffff" style:font-name="Helvetica" fo:font-size="8pt" style:font-size-asian="8pt" style:font-size-complex="8pt"/>
    </style:style>
    <style:style style:name="T11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3" style:family="text">
      <style:text-properties style:font-name="Helvetica" fo:font-size="8pt" style:font-size-asian="8pt" style:font-size-complex="8pt"/>
    </style:style>
    <style:style style:name="T14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16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21" style:family="text">
      <style:text-properties style:font-name="Helvetica" fo:font-size="8pt" fo:font-weight="normal" style:font-size-asian="8pt" style:font-weight-asian="normal" style:font-size-complex="8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602in" style:run-through="foreground"/>
    </style:style>
    <style:style style:name="gr6" style:family="graphic">
      <style:graphic-properties draw:stroke="none" svg:stroke-color="#000000" draw:fill="none" draw:fill-color="#ffffff" fo:min-height="0.1398in" style:run-through="foreground"/>
    </style:style>
    <style:style style:name="gr7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svg:stroke-color="#000000" draw:fill="none" draw:fill-color="#ffffff" fo:min-height="0.122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3333" fo:min-height="0.0866in" style:run-through="foreground"/>
    </style:style>
    <style:style style:name="gr13" style:family="graphic">
      <style:graphic-properties draw:stroke="none" svg:stroke-color="#000000" draw:fill="none" draw:fill-color="#ffff99" fo:min-height="0.0866in" style:run-through="foreground"/>
    </style:style>
    <style:style style:name="gr14" style:family="graphic">
      <style:graphic-properties draw:stroke="none" svg:stroke-color="#000000" draw:fill="none" draw:fill-color="#ff3333" fo:min-height="0.0862in" style:run-through="foreground"/>
    </style:style>
    <style:style style:name="gr15" style:family="graphic">
      <style:graphic-properties draw:stroke="none" svg:stroke-color="#000000" draw:fill="none" draw:fill-color="#ffff99" fo:min-height="0.0862in" style:run-through="foreground"/>
    </style:style>
    <style:style style:name="gr16" style:family="graphic">
      <style:graphic-properties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18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19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none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6" draw:style-name="gr4"><draw:frame draw:style-name="gr5" draw:text-style-name="P8" svg:width="1.174in" svg:height="0.2787in" svg:x="0.0906in" svg:y="1.5307in"><draw:text-box><text:p text:style-name="P3"><text:span text:style-name="T5">5.67</text:span></text:p></draw:text-box></draw:frame><draw:frame draw:style-name="gr6" draw:text-style-name="P9" svg:width="0.7315in" svg:height="0.1398in" svg:x="0.5642in" svg:y="1.3508in"><draw:text-box><text:p text:style-name="P3"><text:span text:style-name="T6">ft/min</text:span></text:p></draw:text-box></draw:frame><draw:frame draw:style-name="gr6" draw:text-style-name="P10" svg:width="1.237in" svg:height="0.1398in" svg:x="0.0744in" svg:y="1.1382in"><draw:text-box><text:p text:style-name="P3"><text:span text:style-name="T7">Avg. Total ROP</text:span></text:p></draw:text-box></draw:frame></draw:g><draw:g text:anchor-type="paragraph" draw:z-index="7" draw:style-name="gr4"><draw:frame draw:style-name="gr5" draw:text-style-name="P11" svg:width="1.1976in" svg:height="0.2787in" svg:x="1.4043in" svg:y="1.5307in"><draw:text-box><text:p text:style-name="P3"><text:span text:style-name="T8">4,500</text:span></text:p></draw:text-box></draw:frame><draw:frame draw:style-name="gr6" draw:text-style-name="P12" svg:width="0.7315in" svg:height="0.1398in" svg:x="1.878in" svg:y="1.3508in"><draw:text-box><text:p text:style-name="P3"><text:span text:style-name="T9">feet</text:span></text:p></draw:text-box></draw:frame><draw:frame draw:style-name="gr6" draw:text-style-name="P13" svg:width="1.237in" svg:height="0.1398in" svg:x="1.3882in" svg:y="1.1382in"><draw:text-box><text:p text:style-name="P3"><text:span text:style-name="T7">Total Drilled</text:span></text:p></draw:text-box></draw:frame></draw:g><draw:g text:anchor-type="paragraph" draw:z-index="8" draw:style-name="gr4"><draw:frame draw:style-name="gr5" draw:text-style-name="P11" svg:width="1.1106in" svg:height="0.2787in" svg:x="2.6835in" svg:y="1.5307in"><draw:text-box><text:p text:style-name="P3"><text:span text:style-name="T8">6.43</text:span></text:p></draw:text-box></draw:frame><draw:frame draw:style-name="gr6" draw:text-style-name="P12" svg:width="0.7315in" svg:height="0.1398in" svg:x="3.1575in" svg:y="1.3508in"><draw:text-box><text:p text:style-name="P3"><text:span text:style-name="T9">hours</text:span></text:p></draw:text-box></draw:frame><draw:frame draw:style-name="gr6" draw:text-style-name="P13" svg:width="1.237in" svg:height="0.1398in" svg:x="2.6673in" svg:y="1.1382in"><draw:text-box><text:p text:style-name="P3"><text:span text:style-name="T7">Drilling Time</text:span></text:p></draw:text-box></draw:frame></draw:g><draw:g text:anchor-type="paragraph" draw:z-index="23" draw:style-name="gr16"><draw:frame draw:style-name="gr17" draw:text-style-name="P20" svg:width="0.9276in" svg:height="0.2606in" svg:x="2.1854in" svg:y="3.3248in"><draw:text-box><text:p text:style-name="P3"><text:span text:style-name="T15">3.45</text:span></text:p></draw:text-box></draw:frame><draw:frame draw:style-name="gr18" draw:text-style-name="P21" svg:width="0.578in" svg:height="0.1398in" svg:x="2.5594in" svg:y="3.1846in"><draw:text-box><text:p text:style-name="P3"><text:span text:style-name="T16">ft/min</text:span></text:p></draw:text-box></draw:frame><draw:frame draw:style-name="gr18" draw:text-style-name="P22" svg:width="0.9776in" svg:height="0.1398in" svg:x="2.1728in" svg:y="2.9984in"><draw:text-box><text:p text:style-name="P3"><text:span text:style-name="T17">ROP</text:span></text:p></draw:text-box></draw:frame></draw:g><draw:g text:anchor-type="paragraph" draw:z-index="24" draw:style-name="gr16"><draw:frame draw:style-name="gr17" draw:text-style-name="P20" svg:width="1.035in" svg:height="0.2606in" svg:x="2.8429in" svg:y="3.3248in"><draw:text-box><text:p text:style-name="P3"><text:span text:style-name="T15">1,456</text:span></text:p></draw:text-box></draw:frame><draw:frame draw:style-name="gr18" draw:text-style-name="P21" svg:width="0.6453in" svg:height="0.1398in" svg:x="3.2602in" svg:y="3.1846in"><draw:text-box><text:p text:style-name="P3"><text:span text:style-name="T16">feet</text:span></text:p></draw:text-box></draw:frame><draw:frame draw:style-name="gr18" draw:text-style-name="P22" svg:width="0.8476in" svg:height="0.1398in" svg:x="2.9047in" svg:y="2.9984in"><draw:text-box><text:p text:style-name="P3"><text:span text:style-name="T17">Drilled</text:span></text:p></draw:text-box></draw:frame></draw:g><draw:g text:anchor-type="paragraph" draw:z-index="25" draw:style-name="gr16"><draw:frame draw:style-name="gr17" draw:text-style-name="P20" svg:width="0.9421in" svg:height="0.2606in" svg:x="3.6882in" svg:y="3.3248in"><draw:text-box><text:p text:style-name="P3"><text:span text:style-name="T15">5.67</text:span></text:p></draw:text-box></draw:frame><draw:frame draw:style-name="gr18" draw:text-style-name="P21" svg:width="0.587in" svg:height="0.1398in" svg:x="4.0685in" svg:y="3.1846in"><draw:text-box><text:p text:style-name="P3"><text:span text:style-name="T16">hours</text:span></text:p></draw:text-box></draw:frame><draw:frame draw:style-name="gr18" draw:text-style-name="P22" svg:width="0.9925in" svg:height="0.1398in" svg:x="3.6756in" svg:y="2.9984in"><draw:text-box><text:p text:style-name="P3"><text:span text:style-name="T17">Drilling Time</text:span></text:p></draw:text-box></draw:frame></draw:g><draw:frame text:anchor-type="paragraph" draw:z-index="26" draw:style-name="gr19" draw:text-style-name="P25" svg:width="1.1488in" svg:height="0.1579in" svg:x="0.0898in" svg:y="3.1665in"><draw:text-box><text:p text:style-name="P24"><text:span text:style-name="T18">ROTATING</text:span></text:p></draw:text-box></draw:frame><draw:g text:anchor-type="paragraph" draw:z-index="27" draw:style-name="gr16"><draw:frame draw:style-name="gr17" draw:text-style-name="P20" svg:width="0.9276in" svg:height="0.2606in" svg:x="1.4563in" svg:y="3.3193in"><draw:text-box><text:p text:style-name="P3"><text:span text:style-name="T15">26</text:span></text:p></draw:text-box></draw:frame><draw:frame draw:style-name="gr18" draw:text-style-name="P26" svg:width="0.578in" svg:height="0.1398in" svg:x="1.8303in" svg:y="3.1791in"><draw:text-box><text:p text:style-name="P3"><text:span text:style-name="T19">%</text:span></text:p></draw:text-box></draw:frame><draw:frame draw:style-name="gr18" draw:text-style-name="P22" svg:width="0.9776in" svg:height="0.1398in" svg:x="1.4437in" svg:y="2.9929in"><draw:text-box><text:p text:style-name="P3"><text:span text:style-name="T17">Time</text:span></text:p></draw:text-box></draw:frame></draw:g><draw:g text:anchor-type="paragraph" draw:z-index="28" draw:style-name="gr16"><draw:frame draw:style-name="gr17" draw:text-style-name="P20" svg:width="0.9276in" svg:height="0.2606in" svg:x="0.6689in" svg:y="3.3201in"><draw:text-box><text:p text:style-name="P3"><text:span text:style-name="T15">23</text:span></text:p></draw:text-box></draw:frame><draw:frame draw:style-name="gr18" draw:text-style-name="P26" svg:width="0.578in" svg:height="0.1398in" svg:x="1.0429in" svg:y="3.1799in"><draw:text-box><text:p text:style-name="P3"><text:span text:style-name="T19">%</text:span></text:p></draw:text-box></draw:frame><draw:frame draw:style-name="gr18" draw:text-style-name="P22" svg:width="0.9776in" svg:height="0.1398in" svg:x="0.6563in" svg:y="2.9937in"><draw:text-box><text:p text:style-name="P3"><text:span text:style-name="T17">Feet</text:span></text:p></draw:text-box></draw:frame></draw:g><draw:g text:anchor-type="paragraph" draw:z-index="29" draw:style-name="gr16"><draw:frame draw:style-name="gr17" draw:text-style-name="P20" svg:width="0.7461in" svg:height="0.2606in" svg:x="4.5291in" svg:y="3.3193in"><draw:text-box><text:p text:style-name="P3"><text:span text:style-name="T15">7.2</text:span></text:p></draw:text-box></draw:frame><draw:frame draw:style-name="gr18" draw:text-style-name="P21" svg:width="0.465in" svg:height="0.1398in" svg:x="4.8307in" svg:y="3.1791in"><draw:text-box><text:p text:style-name="P23"><text:span text:style-name="T16">hours</text:span></text:p></draw:text-box></draw:frame><draw:frame draw:style-name="gr18" draw:text-style-name="P22" svg:width="0.787in" svg:height="0.1398in" svg:x="4.5189in" svg:y="2.9929in"><draw:text-box><text:p text:style-name="P3"><text:span text:style-name="T17">Total Circ.</text:span></text:p></draw:text-box></draw:frame></draw:g><draw:g text:anchor-type="paragraph" draw:z-index="17" draw:style-name="gr16"><draw:g draw:style-name="gr11"><draw:frame draw:style-name="gr17" draw:text-style-name="P20" svg:width="0.9276in" svg:height="0.2606in" svg:x="2.1854in" svg:y="4.0181in"><draw:text-box><text:p text:style-name="P3"><text:span text:style-name="T15">1.8</text:span></text:p></draw:text-box></draw:frame><draw:frame draw:style-name="gr18" draw:text-style-name="P21" svg:width="0.578in" svg:height="0.1398in" svg:x="2.5594in" svg:y="3.878in"><draw:text-box><text:p text:style-name="P3"><text:span text:style-name="T16">ft/min</text:span></text:p></draw:text-box></draw:frame><draw:frame draw:style-name="gr18" draw:text-style-name="P22" svg:width="0.9776in" svg:height="0.1398in" svg:x="2.1728in" svg:y="3.6917in"><draw:text-box><text:p text:style-name="P3"><text:span text:style-name="T17">ROP</text:span></text:p></draw:text-box></draw:frame></draw:g><draw:g draw:style-name="gr11"><draw:frame draw:style-name="gr17" draw:text-style-name="P20" svg:width="1.035in" svg:height="0.2606in" svg:x="2.8429in" svg:y="4.0181in"><draw:text-box><text:p text:style-name="P3"><text:span text:style-name="T15">6,556</text:span></text:p></draw:text-box></draw:frame><draw:frame draw:style-name="gr18" draw:text-style-name="P21" svg:width="0.6453in" svg:height="0.1398in" svg:x="3.2602in" svg:y="3.878in"><draw:text-box><text:p text:style-name="P3"><text:span text:style-name="T16">feet</text:span></text:p></draw:text-box></draw:frame><draw:frame draw:style-name="gr18" draw:text-style-name="P22" svg:width="0.8476in" svg:height="0.1398in" svg:x="2.9047in" svg:y="3.6917in"><draw:text-box><text:p text:style-name="P3"><text:span text:style-name="T17">Drilled</text:span></text:p></draw:text-box></draw:frame></draw:g><draw:g draw:style-name="gr11"><draw:frame draw:style-name="gr17" draw:text-style-name="P20" svg:width="0.9421in" svg:height="0.2606in" svg:x="3.6882in" svg:y="4.0181in"><draw:text-box><text:p text:style-name="P3"><text:span text:style-name="T15">13.21</text:span></text:p></draw:text-box></draw:frame><draw:frame draw:style-name="gr18" draw:text-style-name="P21" svg:width="0.587in" svg:height="0.1398in" svg:x="4.0685in" svg:y="3.878in"><draw:text-box><text:p text:style-name="P3"><text:span text:style-name="T16">hours</text:span></text:p></draw:text-box></draw:frame><draw:frame draw:style-name="gr18" draw:text-style-name="P22" svg:width="0.9925in" svg:height="0.1398in" svg:x="3.6756in" svg:y="3.6917in"><draw:text-box><text:p text:style-name="P3"><text:span text:style-name="T17">Drilling Time</text:span></text:p></draw:text-box></draw:frame></draw:g><draw:g draw:style-name="gr11"><draw:frame draw:style-name="gr17" draw:text-style-name="P20" svg:width="0.7461in" svg:height="0.2606in" svg:x="4.5299in" svg:y="4.0181in"><draw:text-box><text:p text:style-name="P3"><text:span text:style-name="T15">15.3</text:span></text:p></draw:text-box></draw:frame><draw:frame draw:style-name="gr18" draw:text-style-name="P21" svg:width="0.465in" svg:height="0.1398in" svg:x="4.8311in" svg:y="3.878in"><draw:text-box><text:p text:style-name="P23"><text:span text:style-name="T16">hours</text:span></text:p></draw:text-box></draw:frame><draw:frame draw:style-name="gr18" draw:text-style-name="P22" svg:width="0.787in" svg:height="0.1398in" svg:x="4.5193in" svg:y="3.6917in"><draw:text-box><text:p text:style-name="P3"><text:span text:style-name="T17">Total Circ.</text:span></text:p></draw:text-box></draw:frame></draw:g></draw:g><draw:frame text:anchor-type="paragraph" draw:z-index="18" draw:style-name="gr19" draw:text-style-name="P25" svg:width="1.1488in" svg:height="0.1579in" svg:x="0.0898in" svg:y="3.8673in"><draw:text-box><text:p text:style-name="P24"><text:span text:style-name="T18">SLIDING</text:span></text:p></draw:text-box></draw:frame><draw:g text:anchor-type="paragraph" draw:z-index="19" draw:style-name="gr16"><draw:frame draw:style-name="gr17" draw:text-style-name="P20" svg:width="0.9276in" svg:height="0.2606in" svg:x="1.4563in" svg:y="4.0181in"><draw:text-box><text:p text:style-name="P3"><text:span text:style-name="T15">74</text:span></text:p></draw:text-box></draw:frame><draw:frame draw:style-name="gr18" draw:text-style-name="P26" svg:width="0.578in" svg:height="0.1398in" svg:x="1.8303in" svg:y="3.878in"><draw:text-box><text:p text:style-name="P3"><text:span text:style-name="T19">%</text:span></text:p></draw:text-box></draw:frame><draw:frame draw:style-name="gr18" draw:text-style-name="P22" svg:width="0.9776in" svg:height="0.1398in" svg:x="1.4437in" svg:y="3.6917in"><draw:text-box><text:p text:style-name="P3"><text:span text:style-name="T17">Time</text:span></text:p></draw:text-box></draw:frame></draw:g><draw:g text:anchor-type="paragraph" draw:z-index="20" draw:style-name="gr16"><draw:frame draw:style-name="gr17" draw:text-style-name="P20" svg:width="0.9276in" svg:height="0.2606in" svg:x="0.6689in" svg:y="4.0189in"><draw:text-box><text:p text:style-name="P3"><text:span text:style-name="T15">77</text:span></text:p></draw:text-box></draw:frame><draw:frame draw:style-name="gr18" draw:text-style-name="P26" svg:width="0.578in" svg:height="0.1398in" svg:x="1.0429in" svg:y="3.8787in"><draw:text-box><text:p text:style-name="P3"><text:span text:style-name="T19">%</text:span></text:p></draw:text-box></draw:frame><draw:frame draw:style-name="gr18" draw:text-style-name="P22" svg:width="0.9776in" svg:height="0.1398in" svg:x="0.6563in" svg:y="3.6925in"><draw:text-box><text:p text:style-name="P3"><text:span text:style-name="T17">Feet</text:span></text:p></draw:text-box></draw:frame></draw:g><draw:frame text:anchor-type="paragraph" draw:z-index="11" draw:style-name="gr8" draw:text-style-name="P16" svg:width="2.315in" svg:height="0.2516in" svg:x="4.4118in" svg:y="0.6173in"><draw:text-box><text:p text:style-name="P15"><text:span text:style-name="T11">Premier Directional Drilling</text:span></text:p></draw:text-box></draw:frame><draw:frame text:anchor-type="paragraph" draw:z-index="10" draw:style-name="gr7" draw:text-style-name="P14" svg:width="1.3858in" svg:height="0.1496in" svg:x="5.789in" svg:y="9.1571in"><draw:text-box><text:p><text:span text:style-name="T10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5" draw:style-name="gr3" draw:text-style-name="P7" svg:width="1.4657in" svg:height="0.1677in" svg:x="0.1902in" svg:y="0.6346in"><draw:text-box><text:p><text:span text:style-name="T4">Job # H13456</text:span></text:p></draw:text-box></draw:frame><draw:frame text:anchor-type="paragraph" draw:z-index="4" draw:style-name="gr3" draw:text-style-name="P6" svg:width="1.4657in" svg:height="0.1677in" svg:x="1.3547in" svg:y="0.6346in"><draw:text-box><text:p><text:span text:style-name="T3">H&amp;P 246</text:span></text:p></draw:text-box></draw:frame><draw:frame text:anchor-type="paragraph" draw:z-index="3" draw:style-name="gr3" draw:text-style-name="P5" svg:width="4.6386in" svg:height="0.1677in" svg:x="0.198in" svg:y="0.3953in"><draw:text-box><text:p><text:span text:style-name="T2">Haynesville - CGU 12-71 HH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BHA 4 - CURVE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><draw:rect text:anchor-type="paragraph" draw:z-index="30" draw:style-name="gr20" draw:text-style-name="P3" svg:width="0.0398in" svg:height="8.0362in" svg:x="5.2835in" svg:y="0.1701in"><text:p/></draw:rect></text:p>
      <text:p text:style-name="P1"/>
      <text:p text:style-name="P1"><draw:g text:anchor-type="paragraph" draw:z-index="16" draw:style-name="gr4"><draw:frame draw:style-name="gr5" draw:text-style-name="P8" svg:width="1.174in" svg:height="0.2787in" svg:x="0.0236in" svg:y="1.2516in"><draw:text-box><text:p text:style-name="P3"><text:span text:style-name="T5">0</text:span></text:p></draw:text-box></draw:frame><draw:frame draw:style-name="gr6" draw:text-style-name="P10" svg:width="1.237in" svg:height="0.1398in" svg:x="0.0075in" svg:y="0.8591in"><draw:text-box><text:p text:style-name="P3"><text:span text:style-name="T7">Failures</text:span></text:p></draw:text-box></draw:frame></draw:g></text:p>
      <text:p text:style-name="P1"/>
      <text:p text:style-name="P1"/>
      <text:p text:style-name="P1"/>
      <text:p text:style-name="P1"><draw:g text:anchor-type="paragraph" draw:z-index="21" draw:style-name="gr4"><draw:frame draw:style-name="gr5" draw:text-style-name="P28" svg:width="1.6276in" svg:height="0.2606in" svg:x="1.1445in" svg:y="0.4689in"><draw:text-box><text:p text:style-name="P27"><text:span text:style-name="T20">4,555-9,989</text:span></text:p></draw:text-box></draw:frame><draw:frame draw:style-name="gr6" draw:text-style-name="P12" svg:width="0.7315in" svg:height="0.1398in" svg:x="1.878in" svg:y="0.289in"><draw:text-box><text:p text:style-name="P3"><text:span text:style-name="T9">feet</text:span></text:p></draw:text-box></draw:frame><draw:frame draw:style-name="gr6" draw:text-style-name="P13" svg:width="1.237in" svg:height="0.1398in" svg:x="1.3882in" svg:y="0.0764in"><draw:text-box><text:p text:style-name="P3"><text:span text:style-name="T7">Range</text:span></text:p></draw:text-box></draw:frame></draw:g><draw:g text:anchor-type="paragraph" draw:z-index="22" draw:style-name="gr4"><draw:frame draw:style-name="gr5" draw:text-style-name="P11" svg:width="1.1106in" svg:height="0.2787in" svg:x="2.6953in" svg:y="0.4772in"><draw:text-box><text:p text:style-name="P3"><text:span text:style-name="T8">15.4</text:span></text:p></draw:text-box></draw:frame><draw:frame draw:style-name="gr6" draw:text-style-name="P12" svg:width="0.7315in" svg:height="0.1398in" svg:x="3.1693in" svg:y="0.2972in"><draw:text-box><text:p text:style-name="P3"><text:span text:style-name="T9">hours</text:span></text:p></draw:text-box></draw:frame><draw:frame draw:style-name="gr6" draw:text-style-name="P13" svg:width="1.237in" svg:height="0.1398in" svg:x="2.6791in" svg:y="0.0846in"><draw:text-box><text:p text:style-name="P3"><text:span text:style-name="T7">Total Circulation</text:span></text:p></draw:text-box></draw:frame></draw:g></text:p>
      <text:p text:style-name="P1"/>
      <text:p text:style-name="P1"/>
      <text:p text:style-name="P1"/>
      <text:p text:style-name="P1"><draw:rect text:anchor-type="paragraph" draw:z-index="9" draw:style-name="gr1" draw:text-style-name="P3" svg:width="5.2969in" svg:height="0.0559in" draw:transform="rotate (-3.14159265358979) translate (5.275in 0.185416666666667in)"><text:p/></draw:rect></text:p>
      <text:p text:style-name="P1"/>
      <text:p text:style-name="P1"/>
      <text:p text:style-name="P1"/>
      <text:p text:style-name="P1"><draw:rect text:anchor-type="paragraph" draw:z-index="12" draw:style-name="gr1" draw:text-style-name="P3" svg:width="5.2969in" svg:height="0.0012in" svg:x="-0.0217in" svg:y="0.1299in"><text:p/></draw:rect></text:p>
      <text:p text:style-name="P1"/>
      <text:p text:style-name="P1"/>
      <text:p text:style-name="P1"/>
      <text:p text:style-name="P1"><draw:rect text:anchor-type="paragraph" draw:z-index="13" draw:style-name="gr1" draw:text-style-name="P3" svg:width="5.2969in" svg:height="0.0571in" draw:transform="rotate (-3.14159265358979) translate (5.275in 0.160416666666667in)"><text:p/></draw:rect></text:p>
      <text:p text:style-name="P1"/>
      <text:p text:style-name="P1"/>
      <text:p text:style-name="P1"><draw:line text:anchor-type="paragraph" draw:z-index="34" draw:style-name="gr21" draw:text-style-name="P3" svg:x1="-0.0209in" svg:y1="0.128in" svg:x2="5.2835in" svg:y2="0.128in"><text:p/></draw:line></text:p>
      <text:p text:style-name="P1"><draw:frame text:anchor-type="paragraph" draw:z-index="32" draw:style-name="gr19" draw:text-style-name="P25" svg:width="1.1488in" svg:height="0.1579in" svg:x="0.0898in" svg:y="-0.4882in"><draw:text-box><text:p text:style-name="P24"><text:span text:style-name="T18">BHA DETAIL</text:span></text:p></draw:text-box></draw:frame><draw:rect text:anchor-type="paragraph" draw:z-index="31" draw:style-name="gr1" draw:text-style-name="P3" svg:width="5.2969in" svg:height="0.0571in" draw:transform="rotate (-3.14159265358979) translate (5.275in 1.86736111111111in)"><text:p/></draw:rect></text:p>
      <text:p text:style-name="P2"><draw:g text:anchor-type="paragraph" draw:z-index="14" draw:style-name="gr4"><draw:rect draw:style-name="gr9" draw:text-style-name="P3" svg:width="5.3185in" svg:height="0.1224in" svg:x="-0.0189in" svg:y="2.5764in"><text:p/></draw:rect><draw:rect draw:style-name="gr9" draw:text-style-name="P3" svg:width="5.3185in" svg:height="0.1224in" svg:x="-0.0189in" svg:y="2.3248in"><text:p/></draw:rect><draw:rect draw:style-name="gr9" draw:text-style-name="P3" svg:width="5.3185in" svg:height="0.1224in" svg:x="-0.0189in" svg:y="2.0587in"><text:p/></draw:rect><draw:frame draw:style-name="gr10" draw:text-style-name="P17" svg:width="1.7248in" svg:height="0.1224in" svg:x="0.1547in" svg:y="1.7984in"><draw:text-box><text:p><text:span text:style-name="T12">[H1]</text:span></text:p></draw:text-box></draw:frame><draw:g draw:style-name="gr11"><draw:g draw:style-name="gr11"><draw:frame draw:style-name="gr12" draw:text-style-name="P18" svg:width="0.7913in" svg:height="0.1122in" svg:x="0.1366in" svg:y="1.9484in"><draw:text-box><text:p><text:span text:style-name="T13">[P1]</text:span></text:p></draw:text-box></draw:frame><draw:frame draw:style-name="gr13" draw:text-style-name="P19" svg:width="0.7134in" svg:height="0.1122in" svg:x="0.9657in" svg:y="1.9484in"><draw:text-box><text:p><text:span text:style-name="T14">[V1]</text:span></text:p></draw:text-box></draw:frame></draw:g><draw:g draw:style-name="gr11"><draw:frame draw:style-name="gr12" draw:text-style-name="P18" svg:width="0.7913in" svg:height="0.1122in" svg:x="1.8185in" svg:y="1.9484in"><draw:text-box><text:p><text:span text:style-name="T13">[P7]</text:span></text:p></draw:text-box></draw:frame><draw:frame draw:style-name="gr13" draw:text-style-name="P19" svg:width="0.7134in" svg:height="0.1122in" svg:x="2.6476in" svg:y="1.9484in"><draw:text-box><text:p><text:span text:style-name="T14">[V7]</text:span></text:p></draw:text-box></draw:frame></draw:g><draw:g draw:style-name="gr11"><draw:frame draw:style-name="gr12" draw:text-style-name="P18" svg:width="0.7913in" svg:height="0.1122in" svg:x="3.5012in" svg:y="1.9484in"><draw:text-box><text:p><text:span text:style-name="T13">[P13]</text:span></text:p></draw:text-box></draw:frame><draw:frame draw:style-name="gr13" draw:text-style-name="P19" svg:width="0.7134in" svg:height="0.1122in" svg:x="4.3303in" svg:y="1.9484in"><draw:text-box><text:p><text:span text:style-name="T14">[V13]</text:span></text:p></draw:text-box></draw:frame></draw:g></draw:g><draw:g draw:style-name="gr11"><draw:g draw:style-name="gr11"><draw:frame draw:style-name="gr14" draw:text-style-name="P18" svg:width="0.7913in" svg:height="0.1122in" svg:x="0.1366in" svg:y="2.0776in"><draw:text-box><text:p><text:span text:style-name="T13">[P2]</text:span></text:p></draw:text-box></draw:frame><draw:frame draw:style-name="gr15" draw:text-style-name="P19" svg:width="0.7134in" svg:height="0.1122in" svg:x="0.9657in" svg:y="2.0776in"><draw:text-box><text:p><text:span text:style-name="T14">[V2]</text:span></text:p></draw:text-box></draw:frame></draw:g><draw:g draw:style-name="gr11"><draw:frame draw:style-name="gr14" draw:text-style-name="P18" svg:width="0.7913in" svg:height="0.1122in" svg:x="1.8185in" svg:y="2.0776in"><draw:text-box><text:p><text:span text:style-name="T13">[P8]</text:span></text:p></draw:text-box></draw:frame><draw:frame draw:style-name="gr15" draw:text-style-name="P19" svg:width="0.7134in" svg:height="0.1122in" svg:x="2.6476in" svg:y="2.0776in"><draw:text-box><text:p><text:span text:style-name="T14">[V8]</text:span></text:p></draw:text-box></draw:frame></draw:g><draw:g draw:style-name="gr11"><draw:frame draw:style-name="gr14" draw:text-style-name="P18" svg:width="0.7913in" svg:height="0.1122in" svg:x="3.5012in" svg:y="2.0776in"><draw:text-box><text:p><text:span text:style-name="T13">[P14]</text:span></text:p></draw:text-box></draw:frame><draw:frame draw:style-name="gr15" draw:text-style-name="P19" svg:width="0.7134in" svg:height="0.1122in" svg:x="4.3303in" svg:y="2.0776in"><draw:text-box><text:p><text:span text:style-name="T14">[V14]</text:span></text:p></draw:text-box></draw:frame></draw:g></draw:g><draw:g draw:style-name="gr11"><draw:g draw:style-name="gr11"><draw:frame draw:style-name="gr14" draw:text-style-name="P18" svg:width="0.7913in" svg:height="0.1122in" svg:x="0.1366in" svg:y="2.2067in"><draw:text-box><text:p><text:span text:style-name="T13">[P3]</text:span></text:p></draw:text-box></draw:frame><draw:frame draw:style-name="gr15" draw:text-style-name="P19" svg:width="0.7134in" svg:height="0.1122in" svg:x="0.9657in" svg:y="2.2067in"><draw:text-box><text:p><text:span text:style-name="T14">[V3]</text:span></text:p></draw:text-box></draw:frame></draw:g><draw:g draw:style-name="gr11"><draw:frame draw:style-name="gr14" draw:text-style-name="P18" svg:width="0.7913in" svg:height="0.1122in" svg:x="1.8185in" svg:y="2.2067in"><draw:text-box><text:p><text:span text:style-name="T13">[P9]</text:span></text:p></draw:text-box></draw:frame><draw:frame draw:style-name="gr15" draw:text-style-name="P19" svg:width="0.7134in" svg:height="0.1122in" svg:x="2.6476in" svg:y="2.2067in"><draw:text-box><text:p><text:span text:style-name="T14">[V9]</text:span></text:p></draw:text-box></draw:frame></draw:g><draw:g draw:style-name="gr11"><draw:frame draw:style-name="gr14" draw:text-style-name="P18" svg:width="0.7913in" svg:height="0.1122in" svg:x="3.5012in" svg:y="2.2067in"><draw:text-box><text:p><text:span text:style-name="T13">[P15]</text:span></text:p></draw:text-box></draw:frame><draw:frame draw:style-name="gr15" draw:text-style-name="P19" svg:width="0.7134in" svg:height="0.1122in" svg:x="4.3303in" svg:y="2.2067in"><draw:text-box><text:p><text:span text:style-name="T14">[V15]</text:span></text:p></draw:text-box></draw:frame></draw:g></draw:g><draw:g draw:style-name="gr11"><draw:g draw:style-name="gr11"><draw:frame draw:style-name="gr12" draw:text-style-name="P18" svg:width="0.7913in" svg:height="0.1122in" svg:x="0.1366in" svg:y="2.335in"><draw:text-box><text:p><text:span text:style-name="T13">[P4]</text:span></text:p></draw:text-box></draw:frame><draw:frame draw:style-name="gr13" draw:text-style-name="P19" svg:width="0.7134in" svg:height="0.1122in" svg:x="0.9657in" svg:y="2.335in"><draw:text-box><text:p><text:span text:style-name="T14">[V4]</text:span></text:p></draw:text-box></draw:frame></draw:g><draw:g draw:style-name="gr11"><draw:frame draw:style-name="gr12" draw:text-style-name="P18" svg:width="0.7913in" svg:height="0.1122in" svg:x="1.8185in" svg:y="2.335in"><draw:text-box><text:p><text:span text:style-name="T13">[P10]</text:span></text:p></draw:text-box></draw:frame><draw:frame draw:style-name="gr13" draw:text-style-name="P19" svg:width="0.7134in" svg:height="0.1122in" svg:x="2.6476in" svg:y="2.335in"><draw:text-box><text:p><text:span text:style-name="T14">[V10]</text:span></text:p></draw:text-box></draw:frame></draw:g><draw:g draw:style-name="gr11"><draw:frame draw:style-name="gr12" draw:text-style-name="P18" svg:width="0.7913in" svg:height="0.1122in" svg:x="3.5012in" svg:y="2.335in"><draw:text-box><text:p><text:span text:style-name="T13">[P16]</text:span></text:p></draw:text-box></draw:frame><draw:frame draw:style-name="gr13" draw:text-style-name="P19" svg:width="0.7134in" svg:height="0.1122in" svg:x="4.3303in" svg:y="2.335in"><draw:text-box><text:p><text:span text:style-name="T14">[V16]</text:span></text:p></draw:text-box></draw:frame></draw:g></draw:g><draw:g draw:style-name="gr11"><draw:g draw:style-name="gr11"><draw:frame draw:style-name="gr12" draw:text-style-name="P18" svg:width="0.7913in" svg:height="0.1122in" svg:x="0.1366in" svg:y="2.4646in"><draw:text-box><text:p><text:span text:style-name="T13">[P5]</text:span></text:p></draw:text-box></draw:frame><draw:frame draw:style-name="gr13" draw:text-style-name="P19" svg:width="0.7134in" svg:height="0.1122in" svg:x="0.9657in" svg:y="2.4646in"><draw:text-box><text:p><text:span text:style-name="T14">[V5]</text:span></text:p></draw:text-box></draw:frame></draw:g><draw:g draw:style-name="gr11"><draw:frame draw:style-name="gr12" draw:text-style-name="P18" svg:width="0.7913in" svg:height="0.1122in" svg:x="1.8185in" svg:y="2.4646in"><draw:text-box><text:p><text:span text:style-name="T13">[P11]</text:span></text:p></draw:text-box></draw:frame><draw:frame draw:style-name="gr13" draw:text-style-name="P19" svg:width="0.7134in" svg:height="0.1122in" svg:x="2.6476in" svg:y="2.4646in"><draw:text-box><text:p><text:span text:style-name="T14">[V11]</text:span></text:p></draw:text-box></draw:frame></draw:g><draw:g draw:style-name="gr11"><draw:frame draw:style-name="gr12" draw:text-style-name="P18" svg:width="0.7913in" svg:height="0.1122in" svg:x="3.5012in" svg:y="2.4646in"><draw:text-box><text:p><text:span text:style-name="T13">[P17]</text:span></text:p></draw:text-box></draw:frame><draw:frame draw:style-name="gr13" draw:text-style-name="P19" svg:width="0.7134in" svg:height="0.1122in" svg:x="4.3303in" svg:y="2.4646in"><draw:text-box><text:p><text:span text:style-name="T14">[V17]</text:span></text:p></draw:text-box></draw:frame></draw:g></draw:g><draw:g draw:style-name="gr11"><draw:g draw:style-name="gr11"><draw:frame draw:style-name="gr12" draw:text-style-name="P18" svg:width="0.7913in" svg:height="0.1122in" svg:x="0.1366in" svg:y="2.5937in"><draw:text-box><text:p><text:span text:style-name="T13">[P6]</text:span></text:p></draw:text-box></draw:frame><draw:frame draw:style-name="gr13" draw:text-style-name="P19" svg:width="0.7134in" svg:height="0.1122in" svg:x="0.9657in" svg:y="2.5937in"><draw:text-box><text:p><text:span text:style-name="T14">[V6]</text:span></text:p></draw:text-box></draw:frame></draw:g><draw:g draw:style-name="gr11"><draw:frame draw:style-name="gr12" draw:text-style-name="P18" svg:width="0.7913in" svg:height="0.1122in" svg:x="1.8185in" svg:y="2.5937in"><draw:text-box><text:p><text:span text:style-name="T13">[P12]</text:span></text:p></draw:text-box></draw:frame><draw:frame draw:style-name="gr13" draw:text-style-name="P19" svg:width="0.7134in" svg:height="0.1122in" svg:x="2.6476in" svg:y="2.5937in"><draw:text-box><text:p><text:span text:style-name="T14">[V12]</text:span></text:p></draw:text-box></draw:frame></draw:g><draw:g draw:style-name="gr11"><draw:frame draw:style-name="gr12" draw:text-style-name="P18" svg:width="0.7913in" svg:height="0.1122in" svg:x="3.5012in" svg:y="2.5937in"><draw:text-box><text:p><text:span text:style-name="T13">[P18]</text:span></text:p></draw:text-box></draw:frame><draw:frame draw:style-name="gr13" draw:text-style-name="P19" svg:width="0.7134in" svg:height="0.1122in" svg:x="4.3303in" svg:y="2.5937in"><draw:text-box><text:p><text:span text:style-name="T14">[V18]</text:span></text:p></draw:text-box></draw:frame></draw:g></draw:g></draw:g><draw:g text:anchor-type="paragraph" draw:z-index="15" draw:style-name="gr4"><draw:rect draw:style-name="gr9" draw:text-style-name="P3" svg:width="5.3185in" svg:height="0.1224in" svg:x="-0.0189in" svg:y="3.3811in"><text:p/></draw:rect><draw:rect draw:style-name="gr9" draw:text-style-name="P3" svg:width="5.3185in" svg:height="0.1217in" svg:x="-0.0189in" svg:y="3.1157in"><text:p/></draw:rect><draw:frame draw:style-name="gr10" draw:text-style-name="P17" svg:width="1.7248in" svg:height="0.1224in" svg:x="0.1547in" svg:y="2.8547in"><draw:text-box><text:p><text:span text:style-name="T12">[H2]</text:span></text:p></draw:text-box></draw:frame><draw:g draw:style-name="gr11"><draw:g draw:style-name="gr11"><draw:frame draw:style-name="gr12" draw:text-style-name="P18" svg:width="0.7913in" svg:height="0.1122in" svg:x="0.1366in" svg:y="3.0047in"><draw:text-box><text:p><text:span text:style-name="T13">[PP1]</text:span></text:p></draw:text-box></draw:frame><draw:frame draw:style-name="gr13" draw:text-style-name="P19" svg:width="0.7134in" svg:height="0.1122in" svg:x="0.9657in" svg:y="3.0047in"><draw:text-box><text:p><text:span text:style-name="T14">[VV1]</text:span></text:p></draw:text-box></draw:frame></draw:g><draw:g draw:style-name="gr11"><draw:frame draw:style-name="gr12" draw:text-style-name="P18" svg:width="0.7913in" svg:height="0.1122in" svg:x="1.8185in" svg:y="3.0047in"><draw:text-box><text:p><text:span text:style-name="T13">[PP6]</text:span></text:p></draw:text-box></draw:frame><draw:frame draw:style-name="gr13" draw:text-style-name="P19" svg:width="0.7134in" svg:height="0.1122in" svg:x="2.6476in" svg:y="3.0047in"><draw:text-box><text:p><text:span text:style-name="T14">[VV6]</text:span></text:p></draw:text-box></draw:frame></draw:g><draw:g draw:style-name="gr11"><draw:frame draw:style-name="gr12" draw:text-style-name="P18" svg:width="0.7913in" svg:height="0.1122in" svg:x="3.5012in" svg:y="3.0047in"><draw:text-box><text:p><text:span text:style-name="T13">[PP11]</text:span></text:p></draw:text-box></draw:frame><draw:frame draw:style-name="gr13" draw:text-style-name="P19" svg:width="0.7134in" svg:height="0.1122in" svg:x="4.3303in" svg:y="3.0047in"><draw:text-box><text:p><text:span text:style-name="T14">[VV11]</text:span></text:p></draw:text-box></draw:frame></draw:g></draw:g><draw:g draw:style-name="gr11"><draw:g draw:style-name="gr11"><draw:frame draw:style-name="gr12" draw:text-style-name="P18" svg:width="0.7913in" svg:height="0.1122in" svg:x="0.1366in" svg:y="3.1339in"><draw:text-box><text:p><text:span text:style-name="T13">[PP2]</text:span></text:p></draw:text-box></draw:frame><draw:frame draw:style-name="gr13" draw:text-style-name="P19" svg:width="0.7134in" svg:height="0.1122in" svg:x="0.9657in" svg:y="3.1339in"><draw:text-box><text:p><text:span text:style-name="T14">[VV2]</text:span></text:p></draw:text-box></draw:frame></draw:g><draw:g draw:style-name="gr11"><draw:frame draw:style-name="gr12" draw:text-style-name="P18" svg:width="0.7913in" svg:height="0.1122in" svg:x="1.8185in" svg:y="3.1339in"><draw:text-box><text:p><text:span text:style-name="T13">[PP7]</text:span></text:p></draw:text-box></draw:frame><draw:frame draw:style-name="gr13" draw:text-style-name="P19" svg:width="0.7134in" svg:height="0.1122in" svg:x="2.6476in" svg:y="3.1339in"><draw:text-box><text:p><text:span text:style-name="T14">[VV7]</text:span></text:p></draw:text-box></draw:frame></draw:g><draw:g draw:style-name="gr11"><draw:frame draw:style-name="gr12" draw:text-style-name="P18" svg:width="0.7913in" svg:height="0.1122in" svg:x="3.5012in" svg:y="3.1339in"><draw:text-box><text:p><text:span text:style-name="T13">[PP12]</text:span></text:p></draw:text-box></draw:frame><draw:frame draw:style-name="gr13" draw:text-style-name="P19" svg:width="0.7134in" svg:height="0.1122in" svg:x="4.3303in" svg:y="3.1339in"><draw:text-box><text:p><text:span text:style-name="T14">[VV12]</text:span></text:p></draw:text-box></draw:frame></draw:g></draw:g><draw:g draw:style-name="gr11"><draw:g draw:style-name="gr11"><draw:frame draw:style-name="gr14" draw:text-style-name="P18" svg:width="0.7913in" svg:height="0.1122in" svg:x="0.1366in" svg:y="3.263in"><draw:text-box><text:p><text:span text:style-name="T13">[PP3]</text:span></text:p></draw:text-box></draw:frame><draw:frame draw:style-name="gr15" draw:text-style-name="P19" svg:width="0.7134in" svg:height="0.1122in" svg:x="0.9657in" svg:y="3.263in"><draw:text-box><text:p><text:span text:style-name="T14">[VV3]</text:span></text:p></draw:text-box></draw:frame></draw:g><draw:g draw:style-name="gr11"><draw:frame draw:style-name="gr14" draw:text-style-name="P18" svg:width="0.7913in" svg:height="0.1122in" svg:x="1.8185in" svg:y="3.263in"><draw:text-box><text:p><text:span text:style-name="T13">[PP8]</text:span></text:p></draw:text-box></draw:frame><draw:frame draw:style-name="gr15" draw:text-style-name="P19" svg:width="0.7134in" svg:height="0.1122in" svg:x="2.6476in" svg:y="3.263in"><draw:text-box><text:p><text:span text:style-name="T14">[VV8]</text:span></text:p></draw:text-box></draw:frame></draw:g><draw:g draw:style-name="gr11"><draw:frame draw:style-name="gr14" draw:text-style-name="P18" svg:width="0.7913in" svg:height="0.1122in" svg:x="3.5012in" svg:y="3.263in"><draw:text-box><text:p><text:span text:style-name="T13">[PP13]</text:span></text:p></draw:text-box></draw:frame><draw:frame draw:style-name="gr15" draw:text-style-name="P19" svg:width="0.7134in" svg:height="0.1122in" svg:x="4.3303in" svg:y="3.263in"><draw:text-box><text:p><text:span text:style-name="T14">[VV13]</text:span></text:p></draw:text-box></draw:frame></draw:g></draw:g><draw:g draw:style-name="gr11"><draw:g draw:style-name="gr11"><draw:frame draw:style-name="gr12" draw:text-style-name="P18" svg:width="0.7913in" svg:height="0.1122in" svg:x="0.1366in" svg:y="3.3913in"><draw:text-box><text:p><text:span text:style-name="T13">[PP4]</text:span></text:p></draw:text-box></draw:frame><draw:frame draw:style-name="gr13" draw:text-style-name="P19" svg:width="0.7134in" svg:height="0.1122in" svg:x="0.9657in" svg:y="3.3913in"><draw:text-box><text:p><text:span text:style-name="T14">[VV4]</text:span></text:p></draw:text-box></draw:frame></draw:g><draw:g draw:style-name="gr11"><draw:frame draw:style-name="gr12" draw:text-style-name="P18" svg:width="0.7913in" svg:height="0.1122in" svg:x="1.8185in" svg:y="3.3913in"><draw:text-box><text:p><text:span text:style-name="T13">[PP9]</text:span></text:p></draw:text-box></draw:frame><draw:frame draw:style-name="gr13" draw:text-style-name="P19" svg:width="0.7134in" svg:height="0.1122in" svg:x="2.6476in" svg:y="3.3913in"><draw:text-box><text:p><text:span text:style-name="T14">[VV9]</text:span></text:p></draw:text-box></draw:frame></draw:g><draw:g draw:style-name="gr11"><draw:frame draw:style-name="gr12" draw:text-style-name="P18" svg:width="0.7913in" svg:height="0.1122in" svg:x="3.5012in" svg:y="3.3913in"><draw:text-box><text:p><text:span text:style-name="T13">[PP14</text:span></text:p></draw:text-box></draw:frame><draw:frame draw:style-name="gr13" draw:text-style-name="P19" svg:width="0.7134in" svg:height="0.1122in" svg:x="4.3303in" svg:y="3.3913in"><draw:text-box><text:p><text:span text:style-name="T14">[VV14]</text:span></text:p></draw:text-box></draw:frame></draw:g></draw:g><draw:g draw:style-name="gr11"><draw:g draw:style-name="gr11"><draw:frame draw:style-name="gr12" draw:text-style-name="P18" svg:width="0.7913in" svg:height="0.1122in" svg:x="0.1366in" svg:y="3.5209in"><draw:text-box><text:p><text:span text:style-name="T13">[PP5]</text:span></text:p></draw:text-box></draw:frame><draw:frame draw:style-name="gr13" draw:text-style-name="P19" svg:width="0.7134in" svg:height="0.1122in" svg:x="0.9657in" svg:y="3.5209in"><draw:text-box><text:p><text:span text:style-name="T14">[VV5]</text:span></text:p></draw:text-box></draw:frame></draw:g><draw:g draw:style-name="gr11"><draw:frame draw:style-name="gr12" draw:text-style-name="P18" svg:width="0.7913in" svg:height="0.1122in" svg:x="1.8185in" svg:y="3.5209in"><draw:text-box><text:p><text:span text:style-name="T13">[PP10]</text:span></text:p></draw:text-box></draw:frame><draw:frame draw:style-name="gr13" draw:text-style-name="P19" svg:width="0.7134in" svg:height="0.1122in" svg:x="2.6476in" svg:y="3.5209in"><draw:text-box><text:p><text:span text:style-name="T14">[VV10]</text:span></text:p></draw:text-box></draw:frame></draw:g><draw:g draw:style-name="gr11"><draw:frame draw:style-name="gr12" draw:text-style-name="P18" svg:width="0.7913in" svg:height="0.1122in" svg:x="3.5012in" svg:y="3.5209in"><draw:text-box><text:p><text:span text:style-name="T13">[PP15]</text:span></text:p></draw:text-box></draw:frame><draw:frame draw:style-name="gr13" draw:text-style-name="P19" svg:width="0.7134in" svg:height="0.1122in" svg:x="4.3303in" svg:y="3.5209in"><draw:text-box><text:p><text:span text:style-name="T14">[VV15]</text:span></text:p></draw:text-box></draw:frame></draw:g></draw:g></draw:g><draw:g text:anchor-type="paragraph" draw:z-index="33" draw:style-name="gr16"><draw:frame draw:style-name="gr12" draw:text-style-name="P18" svg:width="1.9634in" svg:height="0.1122in" svg:x="0.1366in" svg:y="-0.4492in"><draw:text-box><text:p><text:span text:style-name="T13">Name/Serial #</text:span></text:p></draw:text-box></draw:frame><draw:frame draw:style-name="gr13" draw:text-style-name="P30" svg:width="0.6106in" svg:height="0.1122in" svg:x="3.2902in" svg:y="-0.4492in"><draw:text-box><text:p text:style-name="P29"><text:span text:style-name="T21">Length</text:span></text:p></draw:text-box></draw:frame><draw:frame draw:style-name="gr12" draw:text-style-name="P18" svg:width="0.4913in" svg:height="0.1122in" svg:x="2.2122in" svg:y="-0.4492in"><draw:text-box><text:p><text:span text:style-name="T13">ID</text:span></text:p></draw:text-box></draw:frame><draw:frame draw:style-name="gr12" draw:text-style-name="P18" svg:width="0.4913in" svg:height="0.1122in" svg:x="2.7437in" svg:y="-0.4449in"><draw:text-box><text:p><text:span text:style-name="T13">OD</text:span></text:p></draw:text-box></draw:frame><draw:frame draw:style-name="gr13" draw:text-style-name="P30" svg:width="0.6106in" svg:height="0.1122in" svg:x="3.9358in" svg:y="-0.4638in"><draw:text-box><text:p text:style-name="P29"><text:span text:style-name="T21">Total</text:span></text:p></draw:text-box></draw:frame><draw:frame draw:style-name="gr13" draw:text-style-name="P30" svg:width="0.6106in" svg:height="0.1122in" svg:x="4.5902in" svg:y="-0.4638in"><draw:text-box><text:p text:style-name="P29"><text:span text:style-name="T21">Top Con.</text:span></text:p></draw:text-box></draw:frame></draw:g><draw:g text:anchor-type="paragraph" draw:z-index="35" draw:style-name="gr16"><draw:rect draw:style-name="gr9" draw:text-style-name="P3" svg:width="5.3185in" svg:height="0.1224in" svg:x="-0.0189in" svg:y="-0.0559in"><text:p/></draw:rect><draw:g draw:style-name="gr11"><draw:frame draw:style-name="gr12" draw:text-style-name="P18" svg:width="1.9634in" svg:height="0.1122in" svg:x="0.1366in" svg:y="-0.187in"><draw:text-box><text:p><text:span text:style-name="T13">[A1]</text:span></text:p></draw:text-box></draw:frame><draw:frame draw:style-name="gr13" draw:text-style-name="P30" svg:width="0.6106in" svg:height="0.1122in" svg:x="3.2902in" svg:y="-0.187in"><draw:text-box><text:p text:style-name="P29"><text:span text:style-name="T21">[L1]</text:span></text:p></draw:text-box></draw:frame><draw:frame draw:style-name="gr12" draw:text-style-name="P18" svg:width="0.4913in" svg:height="0.1122in" svg:x="2.2122in" svg:y="-0.187in"><draw:text-box><text:p><text:span text:style-name="T13">[ID1]</text:span></text:p></draw:text-box></draw:frame><draw:frame draw:style-name="gr12" draw:text-style-name="P18" svg:width="0.4913in" svg:height="0.1122in" svg:x="2.7437in" svg:y="-0.1827in"><draw:text-box><text:p><text:span text:style-name="T13">[OD1]</text:span></text:p></draw:text-box></draw:frame><draw:frame draw:style-name="gr13" draw:text-style-name="P30" svg:width="0.6106in" svg:height="0.1122in" svg:x="3.9358in" svg:y="-0.2016in"><draw:text-box><text:p text:style-name="P29"><text:span text:style-name="T21">[S1]</text:span></text:p></draw:text-box></draw:frame><draw:frame draw:style-name="gr13" draw:text-style-name="P30" svg:width="0.6106in" svg:height="0.1122in" svg:x="4.5902in" svg:y="-0.2016in"><draw:text-box><text:p text:style-name="P29"><text:span text:style-name="T21">[TC1]</text:span></text:p></draw:text-box></draw:frame></draw:g><draw:g draw:style-name="gr11"><draw:frame draw:style-name="gr12" draw:text-style-name="P18" svg:width="1.9634in" svg:height="0.1122in" svg:x="0.1366in" svg:y="-0.037in"><draw:text-box><text:p><text:span text:style-name="T13">[A2]</text:span></text:p></draw:text-box></draw:frame><draw:frame draw:style-name="gr13" draw:text-style-name="P30" svg:width="0.6106in" svg:height="0.1122in" svg:x="3.2902in" svg:y="-0.037in"><draw:text-box><text:p text:style-name="P29"><text:span text:style-name="T21">[L2]</text:span></text:p></draw:text-box></draw:frame><draw:frame draw:style-name="gr12" draw:text-style-name="P18" svg:width="0.4913in" svg:height="0.1122in" svg:x="2.2122in" svg:y="-0.037in"><draw:text-box><text:p><text:span text:style-name="T13">[ID2]</text:span></text:p></draw:text-box></draw:frame><draw:frame draw:style-name="gr12" draw:text-style-name="P18" svg:width="0.4913in" svg:height="0.1122in" svg:x="2.7437in" svg:y="-0.0327in"><draw:text-box><text:p><text:span text:style-name="T13">[OD2]</text:span></text:p></draw:text-box></draw:frame><draw:frame draw:style-name="gr13" draw:text-style-name="P30" svg:width="0.6106in" svg:height="0.1122in" svg:x="3.9358in" svg:y="-0.0516in"><draw:text-box><text:p text:style-name="P29"><text:span text:style-name="T21">[S2]</text:span></text:p></draw:text-box></draw:frame><draw:frame draw:style-name="gr13" draw:text-style-name="P30" svg:width="0.6106in" svg:height="0.1122in" svg:x="4.5902in" svg:y="-0.0516in"><draw:text-box><text:p text:style-name="P29"><text:span text:style-name="T21">[TC2]</text:span></text:p></draw:text-box></draw:frame></draw:g></draw:g><draw:g text:anchor-type="paragraph" draw:z-index="36" draw:style-name="gr16"><draw:rect draw:style-name="gr9" draw:text-style-name="P3" svg:width="5.3185in" svg:height="0.1224in" svg:x="-0.0189in" svg:y="0.2339in"><text:p/></draw:rect><draw:g draw:style-name="gr11"><draw:frame draw:style-name="gr12" draw:text-style-name="P18" svg:width="1.9634in" svg:height="0.1122in" svg:x="0.1366in" svg:y="0.1028in"><draw:text-box><text:p><text:span text:style-name="T13">[A3]</text:span></text:p></draw:text-box></draw:frame><draw:frame draw:style-name="gr13" draw:text-style-name="P30" svg:width="0.6106in" svg:height="0.1122in" svg:x="3.2902in" svg:y="0.1028in"><draw:text-box><text:p text:style-name="P29"><text:span text:style-name="T21">[L3]</text:span></text:p></draw:text-box></draw:frame><draw:frame draw:style-name="gr12" draw:text-style-name="P18" svg:width="0.4913in" svg:height="0.1122in" svg:x="2.2122in" svg:y="0.1028in"><draw:text-box><text:p><text:span text:style-name="T13">[ID3]</text:span></text:p></draw:text-box></draw:frame><draw:frame draw:style-name="gr12" draw:text-style-name="P18" svg:width="0.4913in" svg:height="0.1122in" svg:x="2.7437in" svg:y="0.1071in"><draw:text-box><text:p><text:span text:style-name="T13">[OD3]</text:span></text:p></draw:text-box></draw:frame><draw:frame draw:style-name="gr13" draw:text-style-name="P30" svg:width="0.6106in" svg:height="0.1122in" svg:x="3.9358in" svg:y="0.0882in"><draw:text-box><text:p text:style-name="P29"><text:span text:style-name="T21">[S3]</text:span></text:p></draw:text-box></draw:frame><draw:frame draw:style-name="gr13" draw:text-style-name="P30" svg:width="0.6106in" svg:height="0.1122in" svg:x="4.5902in" svg:y="0.0882in"><draw:text-box><text:p text:style-name="P29"><text:span text:style-name="T21">[TC3]</text:span></text:p></draw:text-box></draw:frame></draw:g><draw:g draw:style-name="gr11"><draw:frame draw:style-name="gr12" draw:text-style-name="P18" svg:width="1.9634in" svg:height="0.1122in" svg:x="0.1366in" svg:y="0.2528in"><draw:text-box><text:p><text:span text:style-name="T13">[A4]</text:span></text:p></draw:text-box></draw:frame><draw:frame draw:style-name="gr13" draw:text-style-name="P30" svg:width="0.6106in" svg:height="0.1122in" svg:x="3.2902in" svg:y="0.2528in"><draw:text-box><text:p text:style-name="P29"><text:span text:style-name="T21">[L4]</text:span></text:p></draw:text-box></draw:frame><draw:frame draw:style-name="gr12" draw:text-style-name="P18" svg:width="0.4913in" svg:height="0.1122in" svg:x="2.2122in" svg:y="0.2528in"><draw:text-box><text:p><text:span text:style-name="T13">[ID4]</text:span></text:p></draw:text-box></draw:frame><draw:frame draw:style-name="gr12" draw:text-style-name="P18" svg:width="0.4913in" svg:height="0.1122in" svg:x="2.7437in" svg:y="0.2571in"><draw:text-box><text:p><text:span text:style-name="T13">[OD4]</text:span></text:p></draw:text-box></draw:frame><draw:frame draw:style-name="gr13" draw:text-style-name="P30" svg:width="0.6106in" svg:height="0.1122in" svg:x="3.9358in" svg:y="0.2382in"><draw:text-box><text:p text:style-name="P29"><text:span text:style-name="T21">[S4]</text:span></text:p></draw:text-box></draw:frame><draw:frame draw:style-name="gr13" draw:text-style-name="P30" svg:width="0.6106in" svg:height="0.1122in" svg:x="4.5902in" svg:y="0.2382in"><draw:text-box><text:p text:style-name="P29"><text:span text:style-name="T21">[TC4]</text:span></text:p></draw:text-box></draw:frame></draw:g></draw:g><draw:g text:anchor-type="paragraph" draw:z-index="37" draw:style-name="gr16"><draw:rect draw:style-name="gr9" draw:text-style-name="P3" svg:width="5.3185in" svg:height="0.1224in" svg:x="-0.0189in" svg:y="0.5236in"><text:p/></draw:rect><draw:g draw:style-name="gr11"><draw:frame draw:style-name="gr12" draw:text-style-name="P18" svg:width="1.9634in" svg:height="0.1122in" svg:x="0.1366in" svg:y="0.3925in"><draw:text-box><text:p><text:span text:style-name="T13">[A5]</text:span></text:p></draw:text-box></draw:frame><draw:frame draw:style-name="gr13" draw:text-style-name="P30" svg:width="0.6106in" svg:height="0.1122in" svg:x="3.2902in" svg:y="0.3925in"><draw:text-box><text:p text:style-name="P29"><text:span text:style-name="T21">[L5]</text:span></text:p></draw:text-box></draw:frame><draw:frame draw:style-name="gr12" draw:text-style-name="P18" svg:width="0.4913in" svg:height="0.1122in" svg:x="2.2122in" svg:y="0.3925in"><draw:text-box><text:p><text:span text:style-name="T13">[ID5]</text:span></text:p></draw:text-box></draw:frame><draw:frame draw:style-name="gr12" draw:text-style-name="P18" svg:width="0.4913in" svg:height="0.1122in" svg:x="2.7437in" svg:y="0.3969in"><draw:text-box><text:p><text:span text:style-name="T13">[OD5]</text:span></text:p></draw:text-box></draw:frame><draw:frame draw:style-name="gr13" draw:text-style-name="P30" svg:width="0.6106in" svg:height="0.1122in" svg:x="3.9358in" svg:y="0.378in"><draw:text-box><text:p text:style-name="P29"><text:span text:style-name="T21">[S5]</text:span></text:p></draw:text-box></draw:frame><draw:frame draw:style-name="gr13" draw:text-style-name="P30" svg:width="0.6106in" svg:height="0.1122in" svg:x="4.5902in" svg:y="0.378in"><draw:text-box><text:p text:style-name="P29"><text:span text:style-name="T21">[TC5]</text:span></text:p></draw:text-box></draw:frame></draw:g><draw:g draw:style-name="gr11"><draw:frame draw:style-name="gr12" draw:text-style-name="P18" svg:width="1.9634in" svg:height="0.1122in" svg:x="0.1366in" svg:y="0.5425in"><draw:text-box><text:p><text:span text:style-name="T13">[A6]</text:span></text:p></draw:text-box></draw:frame><draw:frame draw:style-name="gr13" draw:text-style-name="P30" svg:width="0.6106in" svg:height="0.1122in" svg:x="3.2902in" svg:y="0.5425in"><draw:text-box><text:p text:style-name="P29"><text:span text:style-name="T21">[L6]</text:span></text:p></draw:text-box></draw:frame><draw:frame draw:style-name="gr12" draw:text-style-name="P18" svg:width="0.4913in" svg:height="0.1122in" svg:x="2.2122in" svg:y="0.5425in"><draw:text-box><text:p><text:span text:style-name="T13">[ID6]</text:span></text:p></draw:text-box></draw:frame><draw:frame draw:style-name="gr12" draw:text-style-name="P18" svg:width="0.4913in" svg:height="0.1122in" svg:x="2.7437in" svg:y="0.5469in"><draw:text-box><text:p><text:span text:style-name="T13">[OD6]</text:span></text:p></draw:text-box></draw:frame><draw:frame draw:style-name="gr13" draw:text-style-name="P30" svg:width="0.6106in" svg:height="0.1122in" svg:x="3.9358in" svg:y="0.528in"><draw:text-box><text:p text:style-name="P29"><text:span text:style-name="T21">[S6]</text:span></text:p></draw:text-box></draw:frame><draw:frame draw:style-name="gr13" draw:text-style-name="P30" svg:width="0.6106in" svg:height="0.1122in" svg:x="4.5902in" svg:y="0.528in"><draw:text-box><text:p text:style-name="P29"><text:span text:style-name="T21">[TC6]</text:span></text:p></draw:text-box></draw:frame></draw:g></draw:g><draw:g text:anchor-type="paragraph" draw:z-index="38" draw:style-name="gr16"><draw:rect draw:style-name="gr9" draw:text-style-name="P3" svg:width="5.3185in" svg:height="0.1224in" svg:x="-0.0189in" svg:y="0.8047in"><text:p/></draw:rect><draw:g draw:style-name="gr11"><draw:frame draw:style-name="gr12" draw:text-style-name="P18" svg:width="1.9634in" svg:height="0.1122in" svg:x="0.1366in" svg:y="0.6736in"><draw:text-box><text:p><text:span text:style-name="T13">[A7]</text:span></text:p></draw:text-box></draw:frame><draw:frame draw:style-name="gr13" draw:text-style-name="P30" svg:width="0.6106in" svg:height="0.1122in" svg:x="3.2902in" svg:y="0.6736in"><draw:text-box><text:p text:style-name="P29"><text:span text:style-name="T21">[L7]</text:span></text:p></draw:text-box></draw:frame><draw:frame draw:style-name="gr12" draw:text-style-name="P18" svg:width="0.4913in" svg:height="0.1122in" svg:x="2.2122in" svg:y="0.6736in"><draw:text-box><text:p><text:span text:style-name="T13">[ID7]</text:span></text:p></draw:text-box></draw:frame><draw:frame draw:style-name="gr12" draw:text-style-name="P18" svg:width="0.4913in" svg:height="0.1122in" svg:x="2.7437in" svg:y="0.678in"><draw:text-box><text:p><text:span text:style-name="T13">[OD7]</text:span></text:p></draw:text-box></draw:frame><draw:frame draw:style-name="gr13" draw:text-style-name="P30" svg:width="0.6106in" svg:height="0.1122in" svg:x="3.9358in" svg:y="0.6591in"><draw:text-box><text:p text:style-name="P29"><text:span text:style-name="T21">[S7]</text:span></text:p></draw:text-box></draw:frame><draw:frame draw:style-name="gr13" draw:text-style-name="P30" svg:width="0.6106in" svg:height="0.1122in" svg:x="4.5902in" svg:y="0.6591in"><draw:text-box><text:p text:style-name="P29"><text:span text:style-name="T21">[TC7]</text:span></text:p></draw:text-box></draw:frame></draw:g><draw:g draw:style-name="gr11"><draw:frame draw:style-name="gr12" draw:text-style-name="P18" svg:width="1.9634in" svg:height="0.1122in" svg:x="0.1366in" svg:y="0.8236in"><draw:text-box><text:p><text:span text:style-name="T13">[A8]</text:span></text:p></draw:text-box></draw:frame><draw:frame draw:style-name="gr13" draw:text-style-name="P30" svg:width="0.6106in" svg:height="0.1122in" svg:x="3.2902in" svg:y="0.8236in"><draw:text-box><text:p text:style-name="P29"><text:span text:style-name="T21">[L8]</text:span></text:p></draw:text-box></draw:frame><draw:frame draw:style-name="gr12" draw:text-style-name="P18" svg:width="0.4913in" svg:height="0.1122in" svg:x="2.2122in" svg:y="0.8236in"><draw:text-box><text:p><text:span text:style-name="T13">[ID8]</text:span></text:p></draw:text-box></draw:frame><draw:frame draw:style-name="gr12" draw:text-style-name="P18" svg:width="0.4913in" svg:height="0.1122in" svg:x="2.7437in" svg:y="0.828in"><draw:text-box><text:p><text:span text:style-name="T13">[OD8]</text:span></text:p></draw:text-box></draw:frame><draw:frame draw:style-name="gr13" draw:text-style-name="P30" svg:width="0.6106in" svg:height="0.1122in" svg:x="3.9358in" svg:y="0.8091in"><draw:text-box><text:p text:style-name="P29"><text:span text:style-name="T21">[S8]</text:span></text:p></draw:text-box></draw:frame><draw:frame draw:style-name="gr13" draw:text-style-name="P30" svg:width="0.6106in" svg:height="0.1122in" svg:x="4.5902in" svg:y="0.8091in"><draw:text-box><text:p text:style-name="P29"><text:span text:style-name="T21">[TC8]</text:span></text:p></draw:text-box></draw:frame></draw:g></draw:g><draw:g text:anchor-type="paragraph" draw:z-index="39" draw:style-name="gr16"><draw:rect draw:style-name="gr9" draw:text-style-name="P3" svg:width="5.3185in" svg:height="0.1224in" svg:x="-0.0189in" svg:y="1.0839in"><text:p/></draw:rect><draw:g draw:style-name="gr11"><draw:frame draw:style-name="gr12" draw:text-style-name="P18" svg:width="1.9634in" svg:height="0.1122in" svg:x="0.1366in" svg:y="0.9528in"><draw:text-box><text:p><text:span text:style-name="T13">[A9]</text:span></text:p></draw:text-box></draw:frame><draw:frame draw:style-name="gr13" draw:text-style-name="P30" svg:width="0.6106in" svg:height="0.1122in" svg:x="3.2902in" svg:y="0.9528in"><draw:text-box><text:p text:style-name="P29"><text:span text:style-name="T21">[L9]</text:span></text:p></draw:text-box></draw:frame><draw:frame draw:style-name="gr12" draw:text-style-name="P18" svg:width="0.4913in" svg:height="0.1122in" svg:x="2.2122in" svg:y="0.9528in"><draw:text-box><text:p><text:span text:style-name="T13">[ID9]</text:span></text:p></draw:text-box></draw:frame><draw:frame draw:style-name="gr12" draw:text-style-name="P18" svg:width="0.4913in" svg:height="0.1122in" svg:x="2.7437in" svg:y="0.9571in"><draw:text-box><text:p><text:span text:style-name="T13">[OD9]</text:span></text:p></draw:text-box></draw:frame><draw:frame draw:style-name="gr13" draw:text-style-name="P30" svg:width="0.6106in" svg:height="0.1122in" svg:x="3.9358in" svg:y="0.9382in"><draw:text-box><text:p text:style-name="P29"><text:span text:style-name="T21">[S9]</text:span></text:p></draw:text-box></draw:frame><draw:frame draw:style-name="gr13" draw:text-style-name="P30" svg:width="0.6106in" svg:height="0.1122in" svg:x="4.5902in" svg:y="0.9382in"><draw:text-box><text:p text:style-name="P29"><text:span text:style-name="T21">[TC9]</text:span></text:p></draw:text-box></draw:frame></draw:g><draw:g draw:style-name="gr11"><draw:frame draw:style-name="gr12" draw:text-style-name="P18" svg:width="1.9634in" svg:height="0.1122in" svg:x="0.1366in" svg:y="1.1028in"><draw:text-box><text:p><text:span text:style-name="T13">[A10]</text:span></text:p></draw:text-box></draw:frame><draw:frame draw:style-name="gr13" draw:text-style-name="P30" svg:width="0.6106in" svg:height="0.1122in" svg:x="3.2902in" svg:y="1.1028in"><draw:text-box><text:p text:style-name="P29"><text:span text:style-name="T21">[L10]</text:span></text:p></draw:text-box></draw:frame><draw:frame draw:style-name="gr12" draw:text-style-name="P18" svg:width="0.4913in" svg:height="0.1122in" svg:x="2.2122in" svg:y="1.1028in"><draw:text-box><text:p><text:span text:style-name="T13">[ID10]</text:span></text:p></draw:text-box></draw:frame><draw:frame draw:style-name="gr12" draw:text-style-name="P18" svg:width="0.4913in" svg:height="0.1122in" svg:x="2.7437in" svg:y="1.1071in"><draw:text-box><text:p><text:span text:style-name="T13">[OD10]</text:span></text:p></draw:text-box></draw:frame><draw:frame draw:style-name="gr13" draw:text-style-name="P30" svg:width="0.6106in" svg:height="0.1122in" svg:x="3.9358in" svg:y="1.0882in"><draw:text-box><text:p text:style-name="P29"><text:span text:style-name="T21">[S10]</text:span></text:p></draw:text-box></draw:frame><draw:frame draw:style-name="gr13" draw:text-style-name="P30" svg:width="0.6106in" svg:height="0.1122in" svg:x="4.5902in" svg:y="1.0882in"><draw:text-box><text:p text:style-name="P29"><text:span text:style-name="T21">[TC10]</text:span></text:p></draw:text-box></draw:frame></draw:g></draw:g><draw:g text:anchor-type="paragraph" draw:z-index="40" draw:style-name="gr16"><draw:rect draw:style-name="gr9" draw:text-style-name="P3" svg:width="5.3185in" svg:height="0.1224in" svg:x="-0.0189in" svg:y="1.3736in"><text:p/></draw:rect><draw:g draw:style-name="gr11"><draw:frame draw:style-name="gr12" draw:text-style-name="P18" svg:width="1.9634in" svg:height="0.1122in" svg:x="0.1366in" svg:y="1.2425in"><draw:text-box><text:p><text:span text:style-name="T13">[A11]</text:span></text:p></draw:text-box></draw:frame><draw:frame draw:style-name="gr13" draw:text-style-name="P30" svg:width="0.6106in" svg:height="0.1122in" svg:x="3.2902in" svg:y="1.2425in"><draw:text-box><text:p text:style-name="P29"><text:span text:style-name="T21">[L11]</text:span></text:p></draw:text-box></draw:frame><draw:frame draw:style-name="gr12" draw:text-style-name="P18" svg:width="0.4913in" svg:height="0.1122in" svg:x="2.2122in" svg:y="1.2425in"><draw:text-box><text:p><text:span text:style-name="T13">[ID11]</text:span></text:p></draw:text-box></draw:frame><draw:frame draw:style-name="gr12" draw:text-style-name="P18" svg:width="0.4913in" svg:height="0.1122in" svg:x="2.7437in" svg:y="1.2469in"><draw:text-box><text:p><text:span text:style-name="T13">[OD11]</text:span></text:p></draw:text-box></draw:frame><draw:frame draw:style-name="gr13" draw:text-style-name="P30" svg:width="0.6106in" svg:height="0.1122in" svg:x="3.9358in" svg:y="1.228in"><draw:text-box><text:p text:style-name="P29"><text:span text:style-name="T21">[S11]</text:span></text:p></draw:text-box></draw:frame><draw:frame draw:style-name="gr13" draw:text-style-name="P30" svg:width="0.6106in" svg:height="0.1122in" svg:x="4.5902in" svg:y="1.228in"><draw:text-box><text:p text:style-name="P29"><text:span text:style-name="T21">[TC11]</text:span></text:p></draw:text-box></draw:frame></draw:g><draw:g draw:style-name="gr11"><draw:frame draw:style-name="gr12" draw:text-style-name="P18" svg:width="1.9634in" svg:height="0.1122in" svg:x="0.1366in" svg:y="1.3925in"><draw:text-box><text:p><text:span text:style-name="T13">[A12]</text:span></text:p></draw:text-box></draw:frame><draw:frame draw:style-name="gr13" draw:text-style-name="P30" svg:width="0.6106in" svg:height="0.1122in" svg:x="3.2902in" svg:y="1.3925in"><draw:text-box><text:p text:style-name="P29"><text:span text:style-name="T21">[L12]</text:span></text:p></draw:text-box></draw:frame><draw:frame draw:style-name="gr12" draw:text-style-name="P18" svg:width="0.4913in" svg:height="0.1122in" svg:x="2.2122in" svg:y="1.3925in"><draw:text-box><text:p><text:span text:style-name="T13">[ID12]</text:span></text:p></draw:text-box></draw:frame><draw:frame draw:style-name="gr12" draw:text-style-name="P18" svg:width="0.4913in" svg:height="0.1122in" svg:x="2.7437in" svg:y="1.3969in"><draw:text-box><text:p><text:span text:style-name="T13">[OD12]</text:span></text:p></draw:text-box></draw:frame><draw:frame draw:style-name="gr13" draw:text-style-name="P30" svg:width="0.6106in" svg:height="0.1122in" svg:x="3.9358in" svg:y="1.378in"><draw:text-box><text:p text:style-name="P29"><text:span text:style-name="T21">[S12]</text:span></text:p></draw:text-box></draw:frame><draw:frame draw:style-name="gr13" draw:text-style-name="P30" svg:width="0.6106in" svg:height="0.1122in" svg:x="4.5902in" svg:y="1.378in"><draw:text-box><text:p text:style-name="P29"><text:span text:style-name="T21">[TC12]</text:span></text:p></draw:text-box></draw:fram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3-12-26T16:54:31.911588000</dc:date>
    <meta:editing-duration>P5DT17H38M29S</meta:editing-duration>
    <meta:editing-cycles>40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